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32646">
            <text:p>45.32646</text:p>
          </table:table-cell>
          <table:table-cell table:formula="of:=[.B2]+[.C2]/60+[.D2]/3600" office:value-type="float" office:value="42.67925735">
            <text:p>42.679257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02582">
            <text:p>43.02582</text:p>
          </table:table-cell>
          <table:table-cell table:formula="of:=-([.F2]+[.G2]/60+[.H2]/3600)" office:value-type="float" office:value="-83.19528495">
            <text:p>-83.1952849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97267">
            <text:p>45.97267</text:p>
          </table:table-cell>
          <table:table-cell table:formula="of:=[.B3]+[.C3]/60+[.D3]/3600" office:value-type="float" office:value="42.6794368527778">
            <text:p>42.6794368527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1963">
            <text:p>43.41963</text:p>
          </table:table-cell>
          <table:table-cell table:formula="of:=-([.F3]+[.G3]/60+[.H3]/3600)" office:value-type="float" office:value="-83.1953943416667">
            <text:p>-83.195394341666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93697">
            <text:p>45.93697</text:p>
          </table:table-cell>
          <table:table-cell table:formula="of:=[.B4]+[.C4]/60+[.D4]/3600" office:value-type="float" office:value="42.6794269361111">
            <text:p>42.679426936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25857">
            <text:p>42.25857</text:p>
          </table:table-cell>
          <table:table-cell table:formula="of:=-([.F4]+[.G4]/60+[.H4]/3600)" office:value-type="float" office:value="-83.195071825">
            <text:p>-83.19507182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6414">
            <text:p>46.6414</text:p>
          </table:table-cell>
          <table:table-cell table:formula="of:=[.B5]+[.C5]/60+[.D5]/3600" office:value-type="float" office:value="42.6796226111111">
            <text:p>42.67962261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643">
            <text:p>43.50643</text:p>
          </table:table-cell>
          <table:table-cell table:formula="of:=-([.F5]+[.G5]/60+[.H5]/3600)" office:value-type="float" office:value="-83.1954184527778">
            <text:p>-83.1954184527778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57783">
            <text:p>46.57783</text:p>
          </table:table-cell>
          <table:table-cell table:formula="of:=[.B6]+[.C6]/60+[.D6]/3600" office:value-type="float" office:value="42.6796049527778">
            <text:p>42.6796049527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34607">
            <text:p>42.34607</text:p>
          </table:table-cell>
          <table:table-cell table:formula="of:=-([.F6]+[.G6]/60+[.H6]/3600)" office:value-type="float" office:value="-83.1950961305556">
            <text:p>-83.1950961305556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97888">
            <text:p>45.97888</text:p>
          </table:table-cell>
          <table:table-cell table:formula="of:=[.B7]+[.C7]/60+[.D7]/3600" office:value-type="float" office:value="42.6794385777778">
            <text:p>42.6794385777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19684">
            <text:p>44.19684</text:p>
          </table:table-cell>
          <table:table-cell table:formula="of:=-([.F7]+[.G7]/60+[.H7]/3600)" office:value-type="float" office:value="-83.1956102333333">
            <text:p>-83.1956102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6563">
            <text:p>45.6563</text:p>
          </table:table-cell>
          <table:table-cell table:formula="of:=[.B8]+[.C8]/60+[.D8]/3600" office:value-type="float" office:value="42.6793489722222">
            <text:p>42.679348972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12957">
            <text:p>44.12957</text:p>
          </table:table-cell>
          <table:table-cell table:formula="of:=-([.F8]+[.G8]/60+[.H8]/3600)" office:value-type="float" office:value="-83.1955915472222">
            <text:p>-83.195591547222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33053">
            <text:p>45.33053</text:p>
          </table:table-cell>
          <table:table-cell table:formula="of:=[.B9]+[.C9]/60+[.D9]/3600" office:value-type="float" office:value="42.6792584805556">
            <text:p>42.6792584805556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08778">
            <text:p>44.08778</text:p>
          </table:table-cell>
          <table:table-cell table:formula="of:=-([.F9]+[.G9]/60+[.H9]/3600)" office:value-type="float" office:value="-83.1955799388889">
            <text:p>-83.195579938888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84045">
            <text:p>44.84045</text:p>
          </table:table-cell>
          <table:table-cell table:formula="of:=[.B10]+[.C10]/60+[.D10]/3600" office:value-type="float" office:value="42.6791223472222">
            <text:p>42.679122347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9434">
            <text:p>43.9434</text:p>
          </table:table-cell>
          <table:table-cell table:formula="of:=-([.F10]+[.G10]/60+[.H10]/3600)" office:value-type="float" office:value="-83.1955398333333">
            <text:p>-83.1955398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02863">
            <text:p>45.02863</text:p>
          </table:table-cell>
          <table:table-cell table:formula="of:=[.B11]+[.C11]/60+[.D11]/3600" office:value-type="float" office:value="42.6791746194444">
            <text:p>42.67917461944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5252">
            <text:p>41.75252</text:p>
          </table:table-cell>
          <table:table-cell table:formula="of:=-([.F11]+[.G11]/60+[.H11]/3600)" office:value-type="float" office:value="-83.1949312555556">
            <text:p>-83.1949312555556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7.07965">
            <text:p>47.07965</text:p>
          </table:table-cell>
          <table:table-cell table:formula="of:=[.B12]+[.C12]/60+[.D12]/3600" office:value-type="float" office:value="42.6797443472222">
            <text:p>42.679744347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6628">
            <text:p>41.96628</text:p>
          </table:table-cell>
          <table:table-cell table:formula="of:=-([.F12]+[.G12]/60+[.H12]/3600)" office:value-type="float" office:value="-83.1949906333333">
            <text:p>-83.1949906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97573">
            <text:p>46.97573</text:p>
          </table:table-cell>
          <table:table-cell table:formula="of:=[.B13]+[.C13]/60+[.D13]/3600" office:value-type="float" office:value="42.6797154805556">
            <text:p>42.6797154805556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19121">
            <text:p>44.19121</text:p>
          </table:table-cell>
          <table:table-cell table:formula="of:=-([.F13]+[.G13]/60+[.H13]/3600)" office:value-type="float" office:value="-83.1956086694445">
            <text:p>-83.195608669444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4]+[.C14]/60+[.D14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4]+[.G14]/60+[.H14]/3600)" office:value-type="float" office:value="-83.1833333333333">
            <text:p>-83.1833333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5]+[.C15]/60+[.D15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5]+[.G15]/60+[.H15]/3600)" office:value-type="float" office:value="-83.1833333333333">
            <text:p>-83.1833333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6]+[.C16]/60+[.D16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6]+[.G16]/60+[.H16]/3600)" office:value-type="float" office:value="-83.1833333333333">
            <text:p>-83.1833333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7]+[.C17]/60+[.D17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7]+[.G17]/60+[.H17]/3600)" office:value-type="float" office:value="-83.1833333333333">
            <text:p>-83.18333333333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2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23:27:05</meta:creation-date>
    <meta:editing-duration>PT03H52M37S</meta:editing-duration>
    <meta:editing-cycles>2</meta:editing-cycles>
    <meta:generator>OpenOffice.org/3.2$Linux OpenOffice.org_project/320m12$Build-9483</meta:generator>
    <dc:date>2011-06-06T12:32:11</dc:date>
    <dc:creator>Robot </dc:creator>
    <meta:document-statistic meta:table-count="3" meta:cell-count="132" meta:object-count="0"/>
  </office:meta>
</office:document-meta>
</file>